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style:font-name="Arial" fo:font-size="11pt" style:font-size-asian="11pt" style:font-size-complex="11pt"/>
    </style:style>
    <style:style style:name="P2" style:family="paragraph" style:parent-style-name="Preformatted_20_Text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style:font-name="Arial" fo:font-size="11pt" style:font-size-asian="11pt" style:font-size-complex="11pt"/>
    </style:style>
    <style:style style:name="P3" style:family="paragraph" style:parent-style-name="Preformatted_20_Text"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88025024401583857" text:style-name="L1">
        <text:list-item>
          <text:p text:style-name="P1"><text:bookmark text:name="docs-internal-guid-fa746a7a-7fff-0e54-190d-e42f06330f1a"/><text:span text:style-name="T1">Implementa un programa que demani introduir 15 notes de 0 a 10 per teclat, calcula la mitjana d'aprovats i la mitjana dels suspesos i indica la quantitat d'aprovats i suspesos.</text:span> </text:p>
        </text:list-item>
      </text:list>
      <text:p text:style-name="P4">function</text:p>
      <text:p text:style-name="P4"><text:tab/>var</text:p>
      <text:p text:style-name="P4"><text:tab/><text:tab/>INTEGER num, suma, contador;</text:p>
      <text:p text:style-name="P4"><text:tab/>endvar</text:p>
      <text:p text:style-name="P4"><text:tab/>do</text:p>
      <text:p text:style-name="P4"><text:tab/><text:tab/>num=validar();</text:p>
      <text:p text:style-name="P4"><text:tab/><text:tab/>if num&gt;=5 then</text:p>
      <text:p text:style-name="P4"><text:tab/><text:tab/><text:tab/>pass= sumas(num,pass);</text:p>
      <text:p text:style-name="P4"><text:tab/><text:tab/><text:tab/>aproval=aproval+1;</text:p>
      <text:p text:style-name="P4"><text:tab/><text:tab/><text:tab/>contador=contador+1;</text:p>
      <text:p text:style-name="P4"><text:tab/><text:tab/><text:tab/>mitjanaprovats=mitjana(pass, aproval);</text:p>
      <text:p text:style-name="P4"><text:tab/><text:tab/>else<text:tab/></text:p>
      <text:p text:style-name="P4"><text:tab/><text:tab/><text:tab/>fail=suma(num,fail);</text:p>
      <text:p text:style-name="P4"><text:tab/><text:tab/><text:tab/>failed=failed+1;</text:p>
      <text:p text:style-name="P4"><text:tab/><text:tab/><text:tab/>contador=contador+1;</text:p>
      <text:p text:style-name="P4"><text:tab/><text:tab/><text:tab/>mitjanafails=mitjana(fail, failed);</text:p>
      <text:p text:style-name="P4"><text:tab/>while contador&lt;15;</text:p>
      <text:p text:style-name="P4"><text:tab/>WRITE <text:s/>“el numero d'aprovats es:” aprovals, “el numero de suspensos es:” <text:s/>failed, la <text:tab/><text:tab/>mitjana de suspensos es :” mitjanafails, <text:s/>“la mitjana d'aprovats es:” mitjanaprovats;</text:p>
      <text:p text:style-name="P4">endfunction</text:p>
      <text:p text:style-name="P4"/>
      <text:p text:style-name="P4">function mitjana(total, quantitat)</text:p>
      <text:p text:style-name="P4"><text:tab/>var</text:p>
      <text:p text:style-name="P3"><text:tab/><text:tab/>INTEGER sum=0;</text:p>
      <text:p text:style-name="P4"><text:tab/>endvar</text:p>
      <text:p text:style-name="P4"><text:tab/>mitjana=total/quantitat;</text:p>
      <text:p text:style-name="P4"><text:tab/>retourn mitjana;</text:p>
      <text:p text:style-name="P4">endfunction</text:p>
      <text:p text:style-name="P4"/>
      <text:p text:style-name="P4">function suma(num, sum)</text:p>
      <text:p text:style-name="P4"><text:tab/>var</text:p>
      <text:p text:style-name="P3"><text:tab/><text:tab/>INTEGER sum=0;</text:p>
      <text:p text:style-name="P4"><text:tab/>endvar</text:p>
      <text:p text:style-name="P4"><text:tab/>sum=sum+num;</text:p>
      <text:p text:style-name="P4"><text:tab/>retourn sum;</text:p>
      <text:p text:style-name="P4">endfunction</text:p>
      <text:p text:style-name="P4"/>
      <text:p text:style-name="P3">function validar()</text:p>
      <text:p text:style-name="P3"><text:tab/>var</text:p>
      <text:p text:style-name="P3"><text:tab/><text:tab/>INTEGER num;</text:p>
      <text:p text:style-name="P3"><text:soft-page-break/><text:tab/>endvar</text:p>
      <text:p text:style-name="P3"><text:tab/>do</text:p>
      <text:p text:style-name="P3"><text:tab/><text:tab/>WRITE “introdueix un nombre entre 1 i el 10”;</text:p>
      <text:p text:style-name="P3"><text:tab/><text:tab/>READ num;</text:p>
      <text:p text:style-name="P3"><text:tab/>While num&lt;1 OR num&gt;10;</text:p>
      <text:p text:style-name="P3"><text:tab/>retourn num;</text:p>
      <text:p text:style-name="P2">endfun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1-19T19:33:39.44</dc:date>
    <meta:generator>OpenOffice/4.1.6$Win32 OpenOffice.org_project/416m1$Build-9790</meta:generator>
    <meta:document-statistic meta:table-count="0" meta:image-count="0" meta:object-count="0" meta:page-count="2" meta:paragraph-count="44" meta:word-count="129" meta:character-count="1038"/>
    <meta:editing-duration>PT29M23S</meta:editing-duration>
    <meta:editing-cycles>1</meta:editing-cycles>
  </office:meta>
</office:document-meta>
</file>